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32.61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261.16pt"/>
    </style:style>
    <style:style style:name="co5" style:family="table-column">
      <style:table-column-properties fo:break-before="auto" style:column-width="688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style-asian="normal" fo:font-weight="normal" style:text-underline-style="none" style:text-underline-color="font-color" style:font-weight-asian="normal" style:font-size-complex="11pt" style:text-outline="false" style:font-name="Cambria" style:font-style-complex="normal" fo:text-shadow="none" style:use-window-font-color="true" style:text-position="0% 100%" fo:font-size="11pt" style:font-size-asian="11pt" style:text-line-through-type="none" fo:font-style="normal" style:font-weight-complex="normal"/>
    </style:style>
    <style:style style:name="T4" style:family="text">
      <style:text-properties fo:font-weight="normal" style:text-underline-style="none" style:text-underline-color="font-color" style:font-weight-asian="normal" style:font-size-complex="11pt" style:text-outline="false" style:font-name="Cambria" fo:text-shadow="none" style:use-window-font-color="true" style:text-position="0% 100%" fo:font-size="11pt" style:font-size-asian="11pt" style:text-line-through-type="none" style:font-weight-complex="normal" fo:font-style="italic" style:font-style-complex="italic" style:font-style-asian="italic"/>
    </style:style>
    <style:style style:name="T5" style:family="text">
      <style:text-properties fo:font-weight="normal" style:text-underline-style="none" style:text-underline-color="font-color" style:font-weight-asian="normal" style:font-size-complex="11pt" style:text-outline="false" style:font-name="Cambria" fo:text-shadow="none" style:use-window-font-color="true" style:text-position="0% 100%" fo:font-size="11pt" style:font-size-asian="11pt" style:text-line-through-type="none" style:font-weight-complex="normal" style:font-style-complex="normal" style:font-style-asian="normal" fo:font-style="normal"/>
    </style:style>
    <style:style style:name="T6" style:family="text">
      <style:text-properties fo:font-weight="normal" style:text-underline-style="none" style:text-underline-color="font-color" style:font-weight-asian="normal" style:font-size-complex="11pt" style:text-outline="false" style:font-name="Cambria" fo:text-shadow="none" style:use-window-font-color="true" style:text-position="0% 100%" fo:font-size="11pt" style:font-size-asian="11pt" style:text-line-through-type="none" style:font-weight-complex="normal" style:font-style-complex="italic" fo:font-style="italic" style:font-style-asian="italic"/>
    </style:style>
    <style:style style:name="T7" style:family="text">
      <style:text-properties fo:font-weight="normal" style:text-underline-style="none" style:text-underline-color="font-color" style:font-weight-asian="normal" style:font-size-complex="11pt" style:text-outline="false" style:font-name="Cambria" fo:text-shadow="none" style:use-window-font-color="true" style:text-position="0% 100%" fo:font-size="11pt" style:font-size-asian="11pt" style:text-line-through-type="none" style:font-weight-complex="normal" fo:font-style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font-weight-asian="normal" style:font-size-complex="11pt" style:text-outline="false" style:font-name="Cambria" fo:text-shadow="none" style:use-window-font-color="true" style:text-position="0% 100%" fo:font-size="11pt" style:font-size-asian="11pt" style:text-line-through-type="none" style:font-weight-complex="normal" fo:font-style="italic" style:font-style-asian="italic" style:font-style-complex="italic"/>
    </style:style>
    <style:style style:name="T9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 DO GRUPO</text:p>
          </table:table-cell>
          <table:table-cell table:style-name="ce1" office:value-type="string" calcext:value-type="string">
            <text:p>NOME DO GRUPO</text:p>
          </table:table-cell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OBSERVAÇÕES</text:p>
          </table:table-cell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ndré</text:p>
          </table:table-cell>
          <table:table-cell table:style-name="ce2" office:value-type="string" calcext:value-type="string">
            <text:p>Calendário</text:p>
          </table:table-cell>
          <table:table-cell table:style-name="ce4" office:value-type="string" calcext:value-type="string">
            <text:p>Layout e funcionamento ok.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Cristian e Alexsander</text:p>
          </table:table-cell>
          <table:table-cell table:style-name="ce3" office:value-type="string" calcext:value-type="string">
            <text:p>look.controller.js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VID-19</text:p>
          </table:table-cell>
          <table:table-cell table:style-name="ce2" office:value-type="string" calcext:value-type="string">
            <text:p>Gabriel Righi e Bruno Alves</text:p>
          </table:table-cell>
          <table:table-cell table:style-name="ce2" office:value-type="string" calcext:value-type="string">
            <text:p>wardrobe.controller.js</text:p>
          </table:table-cell>
          <table:table-cell table:style-name="ce4" office:value-type="string" calcext:value-type="string">
            <text:p><text:span text:style-name="T1">Geral:</text:span> não há necessidade de checar se o req.user está no banco. Se o usuário está fazendo uma request com um token válido, significa que ele já está cadastrado no sistema. Não há necessidade de criar um novo User com o req.user (e.g. user = User(req.user)), os campos podem ser acessados diretamente (e.g. req.user._id)</text:p>
            <text:p/>
            <text:p><text:span text:style-name="T1">Na função getAll:</text:span> não há necessidade de checar se o usuário existe, basta fazer a consulta no banco e filtrar pelo <text:span text:style-name="T2">ownerId</text:span> para retornar só os guarda-roupas daquele usuário.</text:p>
            <text:p/>
            <text:p><text:span text:style-name="T1">Na função create: </text:span>não há necessidade de utilizar o json_example. Exemplos de uso correto devem estar na documentação apropriada e não como resposta a uma requisição HTTP. Além disso, a resposta mais apropriada seria um erro 400 ao invés de 422.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Bruno Gottlieb</text:p>
          </table:table-cell>
          <table:table-cell table:style-name="ce2" office:value-type="string" calcext:value-type="string">
            <text:p>calendar.controller.js</text:p>
          </table:table-cell>
          <table:table-cell table:style-name="ce5" office:value-type="string" calcext:value-type="string">
            <text:p><text:a xlink:href="https://developer.mozilla.org/pt-BR/docs/Web/JavaScript/Reference/Global_Objects/Date/now" xlink:type="simple">Geral: O código não executa. Faz acesso a variáveis (como date, serviceDb) e métodos (getCalendarByDayAndShift, createCalendar) que não foram declarados ou importados. Analisando o código é possível perceber que ele está levando em conta somente o dia do mês, mas é preciso levar em conta também o mês e o ano.

Revisar o modo como está recebendo a data. Ela virá como a quantidade de milissegundos decorridos desde 1 de janeiro de 1970 00:00:00 UTC (ver Date.now()). Quando o look não é encontrado, deve retornar uma response (e.g. res.json) onde o look é settado como null, e não retornar null de cara (isso faz com que a requisição fique esperando uma resposta por tempo indeterminado).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upo da Goleadera</text:p>
          </table:table-cell>
          <table:table-cell table:style-name="ce2" office:value-type="string" calcext:value-type="string">
            <text:p>Frederico e William</text:p>
          </table:table-cell>
          <table:table-cell table:style-name="ce2" office:value-type="string" calcext:value-type="string">
            <text:p>Compor Look</text:p>
          </table:table-cell>
          <table:table-cell table:style-name="ce4" office:value-type="string" calcext:value-type="string">
            <text:p>Layout ok.</text:p>
            <text:p/>
            <text:p><text:span text:style-name="T1">Compor looks:</text:span> error 401, falta o token de verificação na request da api.</text:p>
            <text:p><text:span text:style-name="T1">Em ComponentDidMount:</text:span> "acc.concat(cur.variants)" deveria ser "acc.concat(cur)" para passar o objeto atual inteiro no estado, não somente as variantes. Deve ficar assim: https://i.imgur.com/gOUUZmW.gif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ckteam</text:p>
          </table:table-cell>
          <table:table-cell table:style-name="ce2" office:value-type="string" calcext:value-type="string">
            <text:p>Fernando Garcia e Felipe Mello</text:p>
          </table:table-cell>
          <table:table-cell table:style-name="ce2" office:value-type="string" calcext:value-type="string">
            <text:p>look.controller.js</text:p>
          </table:table-cell>
          <table:table-cell table:style-name="ce4" office:value-type="string" calcext:value-type="string">
            <text:p><text:span text:style-name="T1">Geral: </text:span>Não deram merge do repositório original no fork deles; por isso, o auth.js e a look.routes.js estão incorretos.<text:span text:style-name="T1"> </text:span>Não é feita nenhuma validação se os dados vieram ou não na request. Não tem problema terem criado o arquivo <text:span text:style-name="T2">look.repo.js</text:span>, mas as funções que foram criadas lá poderiam ser escritas direto dentro do <text:span text:style-name="T2">look.controller.js</text:span>.</text:p>
            <text:p/>
            <text:p><text:span text:style-name="T1">Na função create:</text:span> a atribuição do campo <text:span text:style-name="T2">owner</text:span> deve ser feita no backend (pegando o ID da req.user), pois senão qualquer usuário pode criar looks em nome de outro usuário (enviando o ID errado no campo <text:span text:style-name="T2">owner</text:span>)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amName is Undefined</text:p>
          </table:table-cell>
          <table:table-cell table:style-name="ce2" office:value-type="string" calcext:value-type="string">
            <text:p>Fernando Paim e Mattheus Einloft</text:p>
          </table:table-cell>
          <table:table-cell table:style-name="ce2" office:value-type="string" calcext:value-type="string">
            <text:p>Meus looks</text:p>
          </table:table-cell>
          <table:table-cell table:style-name="ce4" office:value-type="string" calcext:value-type="string">
            <text:p>Layout ok.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DVARGAS</text:p>
          </table:table-cell>
          <table:table-cell table:style-name="ce3" office:value-type="string" calcext:value-type="string">
            <text:p>Daniel de Vargas</text:p>
          </table:table-cell>
          <table:table-cell table:style-name="ce3" office:value-type="string" calcext:value-type="string">
            <text:p>Sobre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ream Team</text:p>
          </table:table-cell>
          <table:table-cell table:style-name="ce2" office:value-type="string" calcext:value-type="string">
            <text:p>Matheus Grisotti e Paulo Sarkis</text:p>
          </table:table-cell>
          <table:table-cell table:style-name="ce2" office:value-type="string" calcext:value-type="string">
            <text:p>user.controller.js</text:p>
          </table:table-cell>
          <table:table-cell table:style-name="ce6" office:value-type="string" calcext:value-type="string">
            <text:p><text:a xlink:href="https://developer.mozilla.org/pt-BR/docs/Web/HTTP/Status/202" xlink:type="simple">Geral: 202 não é o código de resposta apropriado para uma request bem sucedida. Ver 202 (Accepted) e Códigos de resposta Http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ébora Moreira da Silva e Lucas de Oliveira Dias</text:p>
          </table:table-cell>
          <table:table-cell table:style-name="ce3" office:value-type="string" calcext:value-type="string">
            <text:p>Débora e Lucas de Oliveira Dias</text:p>
          </table:table-cell>
          <table:table-cell table:style-name="ce3" office:value-type="string" calcext:value-type="string">
            <text:p>Visualizar Peça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Grupo de Risco</text:p>
          </table:table-cell>
          <table:table-cell table:style-name="ce2" office:value-type="string" calcext:value-type="string">
            <text:p>Alisson Machado e Eduardo Vedooto</text:p>
          </table:table-cell>
          <table:table-cell table:style-name="ce2" office:value-type="string" calcext:value-type="string">
            <text:p>Visualizar Peça</text:p>
          </table:table-cell>
          <table:table-cell table:style-name="ce4" office:value-type="string" calcext:value-type="string">
            <text:p>Barra branca sobrando na parte inferior da tela.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Matheus Dalmolin</text:p>
          </table:table-cell>
          <table:table-cell table:style-name="ce2" office:value-type="string" calcext:value-type="string">
            <text:p>Menu Principal</text:p>
          </table:table-cell>
          <table:table-cell table:style-name="ce4" office:value-type="string" calcext:value-type="string">
            <text:p>Apresentou erro na chamada da API do tempo/temperatura. (Request failed with status code 400)</text:p>
            <text:p><text:span text:style-name="T1">Layout: </text:span>Tamanho longo das figuras, posição dos ícones levemente deslocada.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rupo do João</text:p>
          </table:table-cell>
          <table:table-cell table:style-name="ce3" office:value-type="string" calcext:value-type="string">
            <text:p>João Gonçalves Machado</text:p>
          </table:table-cell>
          <table:table-cell table:style-name="ce3" office:value-type="string" calcext:value-type="string">
            <text:p>Meus looks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aniel e Deivis</text:p>
          </table:table-cell>
          <table:table-cell table:style-name="ce2" office:value-type="string" calcext:value-type="string">
            <text:p>Daniel B. Seitenfus e Deivis</text:p>
          </table:table-cell>
          <table:table-cell table:style-name="ce2" office:value-type="string" calcext:value-type="string">
            <text:p>wardrobe.controller.js</text:p>
          </table:table-cell>
          <table:table-cell table:style-name="ce4" office:value-type="string" calcext:value-type="string">
            <text:p>Tudo certo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Zezed Camaro</text:p>
          </table:table-cell>
          <table:table-cell table:style-name="ce2" office:value-type="string" calcext:value-type="string">
            <text:p>Pedro Leonel e Tiago Chagas</text:p>
          </table:table-cell>
          <table:table-cell table:style-name="ce2" office:value-type="string" calcext:value-type="string">
            <text:p>calendar.controller.js</text:p>
          </table:table-cell>
          <table:table-cell table:style-name="ce5" office:value-type="string" calcext:value-type="string">
            <text:p><text:a xlink:href="https://developer.mozilla.org/pt-BR/docs/Web/JavaScript/Reference/Global_Objects/Date/now" xlink:type="simple">Geral: não foi dado import na classe Look.

Na função getLook: Revisar o modo como está recebendo a data. Ela virá como a quantidade de milissegundos decorridos desde 1 de janeiro de 1970 00:00:00 UTC (ver Date.now()). Quando o look não é encontrado, deve retornar uma response (e.g. res.json) onde o look é settado como null, e não retornar null de cara (isso faz com que a requisição fique esperando uma resposta por tempo indeterminado).

Na função setLook: Mesmo problema do recebimento da data. O acesso aos parâmetros da request estão incorretos (req.user.params.day?). O ID do look que deve ser salvo no banco vem no corpo (req.body) da requisição, e não como params.</text:a>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Quarentena of Legends</text:p>
          </table:table-cell>
          <table:table-cell table:style-name="ce2" office:value-type="string" calcext:value-type="string">
            <text:p>Luigi Perotti e João Pedro da Silva</text:p>
          </table:table-cell>
          <table:table-cell table:style-name="ce2" office:value-type="string" calcext:value-type="string">
            <text:p>user.controller.js</text:p>
          </table:table-cell>
          <table:table-cell table:style-name="ce7" office:value-type="string" calcext:value-type="string">
            <text:p>Na função create:<text:span text:style-name="T3"> Da forma que está, a criação de usuários não suporta diversos sobrenomes (e.g. "Fulano da Silva" salvaria como "Fulano da"). Seria melhor receber um objeto </text:span><text:span text:style-name="T4">name</text:span><text:span text:style-name="T5"> que contém os campos </text:span><text:span text:style-name="T4">firstName</text:span><text:span text:style-name="T5"> e </text:span><text:span text:style-name="T6">lastName</text:span><text:span text:style-name="T7"> (e.g. </text:span><text:span text:style-name="T4">name: { firstName: "Fulano", lastName: "da Silva" }</text:span><text:span text:style-name="T7">). Além disso, é recomendável que validações apontem com certa precisão o que de fato está faltando (evitar utilizar apenas "</text:span><text:span text:style-name="T8">Missing Information</text:span><text:span text:style-name="T7">").</text:span></text:p>
            <text:p/>
            <text:p>Na função login:<text:span text:style-name="T9"> Poderia ser usado o método user.generateAuthToken ao invés de referenciar direto o jwt.sign. O código está exigindo que tanto o e-mail quanto o username estejam corretos (validUser &amp;&amp; validEmail), mas basta que um deles esteja correto.</text:span>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ultitask</text:p>
          </table:table-cell>
          <table:table-cell table:style-name="ce2" office:value-type="string" calcext:value-type="string">
            <text:p>Emilio</text:p>
          </table:table-cell>
          <table:table-cell table:style-name="ce2" office:value-type="string" calcext:value-type="string">
            <text:p>Perfil</text:p>
          </table:table-cell>
          <table:table-cell table:style-name="ce4" office:value-type="string" calcext:value-type="string">
            <text:p>O retorno da API deve seguir o padrão "name": {"_id": "5ed466be289e6b035ea89277", "first": "GMob", "last": "UFSM"} (Precisa corrigir o nome)</text:p>
            <text:p>É necessário corrigir o token de autorização.</text:p>
            <text:p/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gex natives</text:p>
          </table:table-cell>
          <table:table-cell table:style-name="ce2" office:value-type="string" calcext:value-type="string">
            <text:p>Júlia Acosta e Gabriel Gomes</text:p>
          </table:table-cell>
          <table:table-cell table:style-name="ce2" office:value-type="string" calcext:value-type="string">
            <text:p>Menu Principal</text:p>
          </table:table-cell>
          <table:table-cell table:style-name="ce4" office:value-type="string" calcext:value-type="string">
            <text:p>Layout ok, informação da temperatura/tempo estática (deverá ser implementado futuramente)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Joga y Joga</text:p>
          </table:table-cell>
          <table:table-cell table:style-name="ce3" office:value-type="string" calcext:value-type="string">
            <text:p>Felipe Imhoff</text:p>
          </table:table-cell>
          <table:table-cell table:style-name="ce3" office:value-type="string" calcext:value-type="string">
            <text:p>Perfil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string" calcext:value-type="string">
            <text:p>Laurence</text:p>
          </table:table-cell>
          <table:table-cell table:style-name="ce3" office:value-type="string" calcext:value-type="string">
            <text:p>Sobre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" meta:object-count="0"/>
    <meta:generator>LibreOfficeDev/6.0.5.2$Linux_X86_64 LibreOffice_project/</meta:generator>
  </office:meta>
</office:document-meta>
</file>